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family="paragraph">
      <style:text-properties style:font-name="Times New Roman" fo:font-size="11pt" style:font-size-asian="11pt" style:font-size-complex="11pt"/>
    </style:style>
    <style:style style:name="P4" style:parent-style-name="Normal" style:family="paragraph">
      <style:text-properties style:font-name="Times New Roman" fo:font-size="11pt" style:font-size-asian="11pt" style:font-size-complex="11pt"/>
    </style:style>
    <style:style style:name="T5" style:parent-style-name="Policepardéfaut" style:family="text">
      <style:text-properties style:font-name="Times New Roman" fo:font-size="11pt" style:font-size-asian="11pt" style:font-size-complex="11pt"/>
    </style:style>
    <style:style style:name="T6" style:parent-style-name="Policepardéfaut" style:family="text">
      <style:text-properties style:font-name="Times New Roman" fo:font-size="11pt" style:font-size-asian="11pt" style:font-size-complex="11pt"/>
    </style:style>
    <style:style style:name="T7" style:parent-style-name="Policepardéfaut" style:family="text">
      <style:text-properties style:font-name="Times New Roman" fo:font-size="11pt" style:font-size-asian="11pt" style:font-size-complex="11pt"/>
    </style:style>
    <style:style style:name="T8" style:parent-style-name="Policepardéfaut" style:family="text">
      <style:text-properties style:font-name="Times New Roman" fo:font-weight="bold" style:font-weight-asian="bold" style:font-weight-complex="bold" fo:font-size="11pt" style:font-size-asian="11pt" style:font-size-complex="11pt"/>
    </style:style>
    <style:style style:name="T9" style:parent-style-name="Policepardéfaut" style:family="text">
      <style:text-properties style:font-name="Times New Roman" fo:font-size="11pt" style:font-size-asian="11pt" style:font-size-complex="11pt"/>
    </style:style>
    <style:style style:name="P10" style:parent-style-name="Normal" style:family="paragraph">
      <style:text-properties style:font-name="Times New Roman" fo:font-size="11pt" style:font-size-asian="11pt" style:font-size-complex="11pt"/>
    </style:style>
    <style:style style:name="T11" style:parent-style-name="Policepardéfaut" style:family="text">
      <style:text-properties style:font-name="Times New Roman" fo:font-size="11pt" style:font-size-asian="11pt" style:font-size-complex="11pt"/>
    </style:style>
    <style:style style:name="T12" style:parent-style-name="Policepardéfaut" style:family="text">
      <style:text-properties style:font-name="Times New Roman" fo:font-weight="bold" style:font-weight-asian="bold" style:font-weight-complex="bold" fo:font-size="11pt" style:font-size-asian="11pt" style:font-size-complex="11pt"/>
    </style:style>
    <style:style style:name="T13" style:parent-style-name="Policepardéfaut" style:family="text">
      <style:text-properties style:font-name="Times New Roman" fo:font-size="11pt" style:font-size-asian="11pt" style:font-size-complex="11pt"/>
    </style:style>
    <style:style style:name="T14" style:parent-style-name="Policepardéfaut" style:family="text">
      <style:text-properties style:font-name="Times New Roman" fo:font-weight="bold" style:font-weight-asian="bold" style:font-weight-complex="bold" fo:font-size="11pt" style:font-size-asian="11pt" style:font-size-complex="11pt"/>
    </style:style>
    <style:style style:name="T15" style:parent-style-name="Policepardéfaut" style:family="text">
      <style:text-properties style:font-name="Times New Roman" fo:font-size="11pt" style:font-size-asian="11pt" style:font-size-complex="11pt"/>
    </style:style>
    <style:style style:name="T16" style:parent-style-name="Policepardéfaut" style:family="text">
      <style:text-properties style:font-name="Times New Roman" fo:font-size="11pt" style:font-size-asian="11pt" style:font-size-complex="11pt"/>
    </style:style>
    <style:style style:name="T17" style:parent-style-name="Policepardéfaut" style:family="text">
      <style:text-properties style:font-name="Times New Roman" fo:font-weight="bold" style:font-weight-asian="bold" style:font-weight-complex="bold" fo:font-size="11pt" style:font-size-asian="11pt" style:font-size-complex="11pt"/>
    </style:style>
    <style:style style:name="T18" style:parent-style-name="Policepardéfaut" style:family="text">
      <style:text-properties style:font-name="Times New Roman" fo:font-size="11pt" style:font-size-asian="11pt" style:font-size-complex="11pt"/>
    </style:style>
    <style:style style:name="T19" style:parent-style-name="Policepardéfaut" style:family="text">
      <style:text-properties style:font-name="Times New Roman" fo:font-weight="bold" style:font-weight-asian="bold" style:font-weight-complex="bold" fo:font-size="11pt" style:font-size-asian="11pt" style:font-size-complex="11pt"/>
    </style:style>
    <style:style style:name="T20" style:parent-style-name="Policepardéfaut" style:family="text">
      <style:text-properties style:font-name="Times New Roman" fo:font-size="11pt" style:font-size-asian="11pt" style:font-size-complex="11pt"/>
    </style:style>
    <style:style style:name="T21" style:parent-style-name="Policepardéfaut" style:family="text">
      <style:text-properties style:font-name="Times New Roman" fo:font-weight="bold" style:font-weight-asian="bold" style:font-weight-complex="bold" fo:font-size="11pt" style:font-size-asian="11pt" style:font-size-complex="11pt"/>
    </style:style>
    <style:style style:name="T22" style:parent-style-name="Policepardéfaut" style:family="text">
      <style:text-properties style:font-name="Times New Roman" fo:font-size="11pt" style:font-size-asian="11pt" style:font-size-complex="11pt"/>
    </style:style>
    <style:style style:name="T23" style:parent-style-name="Policepardéfaut" style:family="text">
      <style:text-properties style:font-name="Times New Roman" fo:font-weight="bold" style:font-weight-asian="bold" style:font-weight-complex="bold" fo:font-size="11pt" style:font-size-asian="11pt" style:font-size-complex="11pt"/>
    </style:style>
    <style:style style:name="T24" style:parent-style-name="Policepardéfaut" style:family="text">
      <style:text-properties style:font-name="Times New Roman" fo:font-size="11pt" style:font-size-asian="11pt" style:font-size-complex="11pt"/>
    </style:style>
    <style:style style:name="T25" style:parent-style-name="Policepardéfaut" style:family="text">
      <style:text-properties style:font-name="Times New Roman" fo:font-weight="bold" style:font-weight-asian="bold" style:font-weight-complex="bold" fo:font-size="11pt" style:font-size-asian="11pt" style:font-size-complex="11pt"/>
    </style:style>
    <style:style style:name="T26" style:parent-style-name="Policepardéfaut" style:family="text">
      <style:text-properties style:font-name="Times New Roman" fo:font-size="11pt" style:font-size-asian="11pt" style:font-size-complex="11pt"/>
    </style:style>
    <style:style style:name="T27" style:parent-style-name="Policepardéfaut" style:family="text">
      <style:text-properties style:font-name="Times New Roman" fo:font-size="11pt" style:font-size-asian="11pt" style:font-size-complex="11pt"/>
    </style:style>
    <style:style style:name="T28" style:parent-style-name="Policepardéfaut" style:family="text">
      <style:text-properties style:font-name="Times New Roman" fo:font-weight="bold" style:font-weight-asian="bold" style:font-weight-complex="bold" fo:font-size="11pt" style:font-size-asian="11pt" style:font-size-complex="11pt"/>
    </style:style>
    <style:style style:name="T29" style:parent-style-name="Policepardéfaut" style:family="text">
      <style:text-properties style:font-name="Times New Roman" fo:font-size="11pt" style:font-size-asian="11pt" style:font-size-complex="11pt"/>
    </style:style>
    <style:style style:name="P30" style:parent-style-name="Normal" style:family="paragraph">
      <style:text-properties style:font-name="Times New Roman" fo:font-size="11pt" style:font-size-asian="11pt" style:font-size-complex="11pt"/>
    </style:style>
    <style:style style:name="P31" style:parent-style-name="Normal" style:list-style-name="LFO1" style:family="paragraph"/>
    <style:style style:name="T32" style:parent-style-name="Policepardéfaut" style:family="text">
      <style:text-properties style:font-name="Times New Roman" fo:font-weight="bold" style:font-weight-asian="bold" style:font-weight-complex="bold" fo:font-size="11pt" style:font-size-asian="11pt" style:font-size-complex="11pt"/>
    </style:style>
    <style:style style:name="T33" style:parent-style-name="Policepardéfaut" style:family="text">
      <style:text-properties style:font-name="Times New Roman" fo:font-size="11pt" style:font-size-asian="11pt" style:font-size-complex="11pt"/>
    </style:style>
    <style:style style:name="P34" style:parent-style-name="Normal" style:list-style-name="LFO1" style:family="paragraph"/>
    <style:style style:name="T35" style:parent-style-name="Policepardéfaut" style:family="text">
      <style:text-properties style:font-name="Times New Roman" fo:font-weight="bold" style:font-weight-asian="bold" style:font-weight-complex="bold" fo:font-size="11pt" style:font-size-asian="11pt" style:font-size-complex="11pt"/>
    </style:style>
    <style:style style:name="T36" style:parent-style-name="Policepardéfaut" style:family="text">
      <style:text-properties style:font-name="Times New Roman" fo:font-size="11pt" style:font-size-asian="11pt" style:font-size-complex="11pt"/>
    </style:style>
    <style:style style:name="T37" style:parent-style-name="Policepardéfaut" style:family="text">
      <style:text-properties style:font-name="Times New Roman" fo:font-weight="bold" style:font-weight-asian="bold" style:font-weight-complex="bold" fo:font-size="11pt" style:font-size-asian="11pt" style:font-size-complex="11pt"/>
    </style:style>
    <style:style style:name="T38" style:parent-style-name="Policepardéfaut" style:family="text">
      <style:text-properties style:font-name="Times New Roman" fo:font-size="11pt" style:font-size-asian="11pt" style:font-size-complex="11pt"/>
    </style:style>
    <style:style style:name="P39" style:parent-style-name="Normal" style:list-style-name="LFO1" style:family="paragraph"/>
    <style:style style:name="T40" style:parent-style-name="Policepardéfaut" style:family="text">
      <style:text-properties style:font-name="Times New Roman" fo:font-weight="bold" style:font-weight-asian="bold" style:font-weight-complex="bold" fo:font-size="11pt" style:font-size-asian="11pt" style:font-size-complex="11pt"/>
    </style:style>
    <style:style style:name="T41" style:parent-style-name="Policepardéfaut" style:family="text">
      <style:text-properties style:font-name="Times New Roman" fo:font-size="11pt" style:font-size-asian="11pt" style:font-size-complex="11pt"/>
    </style:style>
    <style:style style:name="T42" style:parent-style-name="Policepardéfaut" style:family="text">
      <style:text-properties style:font-name="Times New Roman" fo:font-size="11pt" style:font-size-asian="11pt" style:font-size-complex="11pt"/>
    </style:style>
    <style:style style:name="T43" style:parent-style-name="Policepardéfaut" style:family="text">
      <style:text-properties style:font-name="Times New Roman" fo:font-size="11pt" style:font-size-asian="11pt" style:font-size-complex="11pt"/>
    </style:style>
    <style:style style:name="T44" style:parent-style-name="Policepardéfaut" style:family="text">
      <style:text-properties style:font-name="Times New Roman" fo:font-weight="bold" style:font-weight-asian="bold" style:font-weight-complex="bold" fo:font-size="11pt" style:font-size-asian="11pt" style:font-size-complex="11pt"/>
    </style:style>
    <style:style style:name="T45" style:parent-style-name="Policepardéfaut" style:family="text">
      <style:text-properties style:font-name="Times New Roman" fo:font-size="11pt" style:font-size-asian="11pt" style:font-size-complex="11pt"/>
    </style:style>
    <style:style style:name="P46" style:parent-style-name="Normal" style:family="paragraph">
      <style:paragraph-properties fo:margin-left="0.25in">
        <style:tab-stops/>
      </style:paragraph-properties>
    </style:style>
    <style:style style:name="T47" style:parent-style-name="Policepardéfaut" style:family="text">
      <style:text-properties style:font-name="Times New Roman" fo:font-weight="bold" style:font-weight-asian="bold" style:font-weight-complex="bold" fo:font-size="11pt" style:font-size-asian="11pt" style:font-size-complex="11pt"/>
    </style:style>
    <style:style style:name="T48" style:parent-style-name="Policepardéfaut" style:family="text">
      <style:text-properties style:font-name="Times New Roman" fo:font-weight="bold" style:font-weight-asian="bold" style:font-weight-complex="bold" fo:font-size="11pt" style:font-size-asian="11pt" style:font-size-complex="11pt"/>
    </style:style>
    <style:style style:name="T49" style:parent-style-name="Lienhypertexte" style:family="text">
      <style:text-properties style:font-name="Times New Roman" fo:font-size="11pt" style:font-size-asian="11pt" style:font-size-complex="11pt"/>
    </style:style>
    <style:style style:name="T50" style:parent-style-name="Lienhypertexte" style:family="text">
      <style:text-properties style:font-name="Times New Roman" fo:font-size="11pt" style:font-size-asian="11pt" style:font-size-complex="11pt"/>
    </style:style>
    <style:style style:name="T51" style:parent-style-name="Lienhypertexte" style:family="text">
      <style:text-properties style:font-name="Times New Roman" fo:font-size="11pt" style:font-size-asian="11pt" style:font-size-complex="11pt"/>
    </style:style>
    <style:style style:name="T52" style:parent-style-name="Policepardéfaut" style:family="text">
      <style:text-properties style:font-name="Times New Roman" fo:font-size="11pt" style:font-size-asian="11pt" style:font-size-complex="11pt"/>
    </style:style>
    <style:style style:name="T53" style:parent-style-name="Lienhypertexte" style:family="text">
      <style:text-properties style:font-name="Times New Roman" fo:font-size="11pt" style:font-size-asian="11pt" style:font-size-complex="11pt"/>
    </style:style>
    <style:style style:name="T54" style:parent-style-name="Lienhypertexte" style:family="text">
      <style:text-properties style:font-name="Times New Roman" fo:font-size="11pt" style:font-size-asian="11pt" style:font-size-complex="11pt"/>
    </style:style>
    <style:style style:name="T55" style:parent-style-name="Lienhypertexte" style:family="text">
      <style:text-properties style:font-name="Times New Roman" fo:font-size="11pt" style:font-size-asian="11pt" style:font-size-complex="11pt"/>
    </style:style>
    <style:style style:name="P56" style:parent-style-name="Normal" style:family="paragraph">
      <style:paragraph-properties fo:margin-left="0.25in">
        <style:tab-stops/>
      </style:paragraph-properties>
    </style:style>
    <style:style style:name="T57" style:parent-style-name="Lienhypertexte" style:family="text">
      <style:text-properties style:font-name="Times New Roman" fo:font-size="11pt" style:font-size-asian="11pt" style:font-size-complex="11pt"/>
    </style:style>
    <style:style style:name="T58" style:parent-style-name="Lienhypertexte" style:family="text">
      <style:text-properties style:font-name="Times New Roman" fo:font-size="11pt" style:font-size-asian="11pt" style:font-size-complex="11pt"/>
    </style:style>
    <style:style style:name="T59" style:parent-style-name="Lienhypertexte" style:family="text">
      <style:text-properties style:font-name="Times New Roman" fo:font-size="11pt" style:font-size-asian="11pt" style:font-size-complex="11pt"/>
    </style:style>
    <style:style style:name="P60" style:parent-style-name="Normal" style:family="paragraph">
      <style:paragraph-properties fo:margin-left="0.25in">
        <style:tab-stops/>
      </style:paragraph-properties>
    </style:style>
    <style:style style:name="T61" style:parent-style-name="Lienhypertexte" style:family="text">
      <style:text-properties style:font-name="Times New Roman" fo:font-size="11pt" style:font-size-asian="11pt" style:font-size-complex="11pt"/>
    </style:style>
    <style:style style:name="T62" style:parent-style-name="Lienhypertexte" style:family="text">
      <style:text-properties style:font-name="Times New Roman" fo:font-size="11pt" style:font-size-asian="11pt" style:font-size-complex="11pt"/>
    </style:style>
    <style:style style:name="T63" style:parent-style-name="Lienhypertexte" style:family="text">
      <style:text-properties style:font-name="Times New Roman" fo:font-size="11pt" style:font-size-asian="11pt" style:font-size-complex="11pt"/>
    </style:style>
    <style:style style:name="T64" style:parent-style-name="Policepardéfaut" style:family="text">
      <style:text-properties style:font-name="Times New Roman" fo:font-size="11pt" style:font-size-asian="11pt" style:font-size-complex="11pt"/>
    </style:style>
    <style:style style:name="P65" style:parent-style-name="Normal" style:family="paragraph">
      <style:text-properties fo:font-weight="bold" style:font-weight-asian="bold" style:font-weight-complex="bold"/>
    </style:style>
    <style:style style:name="P66" style:parent-style-name="Normal" style:family="paragraph">
      <style:text-properties style:font-name="Times New Roman" fo:font-weight="bold" style:font-weight-asian="bold" style:font-weight-complex="bold"/>
    </style:style>
    <style:style style:name="P67" style:parent-style-name="Normal" style:family="paragraph">
      <style:text-properties style:font-name="Times New Roman"/>
    </style:style>
    <style:style style:name="P68" style:parent-style-name="Normal" style:family="paragraph">
      <style:text-properties style:font-name="Times New Roman"/>
    </style:style>
    <style:style style:name="P69" style:parent-style-name="Normal" style:list-style-name="LFO2" style:family="paragraph">
      <style:text-properties style:font-name="Times New Roman"/>
    </style:style>
    <style:style style:name="P70" style:parent-style-name="Normal" style:list-style-name="LFO2" style:family="paragraph">
      <style:text-properties style:font-name="Times New Roman"/>
    </style:style>
    <style:style style:name="P71" style:parent-style-name="NormalWeb" style:list-style-name="LFO2" style:family="paragraph"/>
    <style:style style:name="T72" style:parent-style-name="Élevé" style:family="text">
      <style:text-properties fo:font-weight="normal" style:font-weight-asian="normal" style:font-weight-complex="normal"/>
    </style:style>
    <style:style style:name="P73" style:parent-style-name="Normal" style:family="paragraph">
      <style:text-properties fo:font-weight="bold" style:font-weight-asian="bold" style:font-weight-complex="bold"/>
    </style:style>
    <style:style style:name="P74" style:parent-style-name="Normal" style:family="paragraph">
      <style:paragraph-properties fo:text-align="justify"/>
      <style:text-properties style:font-name="Times New Roman"/>
    </style:style>
    <style:style style:name="P75" style:parent-style-name="Normal" style:family="paragraph">
      <style:paragraph-properties fo:text-align="justify"/>
      <style:text-properties style:font-name="Times New Roman"/>
    </style:style>
    <style:style style:name="P76" style:parent-style-name="Normal" style:family="paragraph">
      <style:paragraph-properties fo:text-align="justify"/>
      <style:text-properties style:font-name="Times New Roman"/>
    </style:style>
    <style:style style:name="P77" style:parent-style-name="Normal" style:family="paragraph">
      <style:paragraph-properties fo:text-align="justify"/>
      <style:text-properties style:font-name="Times New Roman"/>
    </style:style>
    <style:style style:name="P78" style:parent-style-name="Normal" style:family="paragraph">
      <style:paragraph-properties fo:text-align="justify"/>
    </style:style>
    <style:style style:name="T79" style:parent-style-name="Policepardéfaut" style:family="text">
      <style:text-properties style:font-name="Times New Roman"/>
    </style:style>
    <style:style style:name="T80" style:parent-style-name="Lienhypertexte" style:family="text">
      <style:text-properties style:font-name="Times New Roman"/>
    </style:style>
    <style:style style:name="T81" style:parent-style-name="Lienhypertexte" style:family="text">
      <style:text-properties style:font-name="Times New Roman"/>
    </style:style>
    <style:style style:name="T82" style:parent-style-name="Lienhypertexte" style:family="text">
      <style:text-properties style:font-name="Times New Roman"/>
    </style:style>
    <style:style style:name="T83" style:parent-style-name="Policepardéfaut" style:family="text">
      <style:text-properties style:font-name="Times New Roman"/>
    </style:style>
    <style:style style:name="T84" style:parent-style-name="Lienhypertexte" style:family="text">
      <style:text-properties style:font-name="Times New Roman"/>
    </style:style>
    <style:style style:name="T85" style:parent-style-name="Lienhypertexte" style:family="text">
      <style:text-properties style:font-name="Times New Roman"/>
    </style:style>
    <style:style style:name="T86" style:parent-style-name="Lienhypertexte" style:family="text">
      <style:text-properties style:font-name="Times New Roman"/>
    </style:style>
    <style:style style:name="T87" style:parent-style-name="Lienhypertexte" style:family="text">
      <style:text-properties style:font-name="Times New Roman"/>
    </style:style>
    <style:style style:name="T88" style:parent-style-name="Policepardéfaut" style:family="text">
      <style:text-properties style:font-name="Times New Roman"/>
    </style:style>
    <style:style style:name="T89" style:parent-style-name="Lienhypertexte" style:family="text">
      <style:text-properties style:font-name="Times New Roman"/>
    </style:style>
    <style:style style:name="T90" style:parent-style-name="Lienhypertexte" style:family="text">
      <style:text-properties style:font-name="Times New Roman"/>
    </style:style>
    <style:style style:name="T91" style:parent-style-name="Lienhypertexte" style:family="text">
      <style:text-properties style:font-name="Times New Roman"/>
    </style:style>
    <style:style style:name="T92" style:parent-style-name="Policepardéfaut" style:family="text">
      <style:text-properties fo:font-weight="bold" style:font-weight-asian="bold" style:font-weight-complex="bold"/>
    </style:style>
    <style:style style:name="T93" style:parent-style-name="Policepardéfaut" style:family="text">
      <style:text-properties fo:font-weight="bold" style:font-weight-asian="bold" style:font-weight-complex="bold"/>
    </style:style>
    <style:style style:name="T94" style:parent-style-name="Policepardéfaut" style:family="text">
      <style:text-properties style:font-name="Segoe UI Emoji" style:font-name-complex="Segoe UI Emoji"/>
    </style:style>
    <style:style style:name="T95" style:parent-style-name="Policepardéfaut" style:family="text">
      <style:text-properties style:font-name="Segoe UI Emoji" style:font-name-complex="Segoe UI Emoji"/>
    </style:style>
    <style:style style:name="T96" style:parent-style-name="Policepardéfaut" style:family="text">
      <style:text-properties style:font-name="Segoe UI Emoji" style:font-name-complex="Segoe UI Emoji"/>
    </style:style>
    <style:style style:name="T97" style:parent-style-name="Policepardéfaut" style:family="text">
      <style:text-properties style:font-name="Segoe UI Emoji" style:font-name-complex="Segoe UI Emoji"/>
    </style:style>
    <style:style style:name="T98" style:parent-style-name="Policepardéfaut" style:family="text">
      <style:text-properties style:font-name="Segoe UI Emoji" style:font-name-complex="Segoe UI Emoji"/>
    </style:style>
    <style:style style:name="T99" style:parent-style-name="Policepardéfaut" style:family="text">
      <style:text-properties fo:font-weight="bold" style:font-weight-asian="bold" style:font-weight-complex="bold"/>
    </style:style>
    <style:style style:name="P100" style:parent-style-name="Normal" style:list-style-name="LFO3" style:family="paragraph"/>
    <style:style style:name="P101" style:parent-style-name="Normal" style:list-style-name="LFO3" style:family="paragraph"/>
    <style:style style:name="T102" style:parent-style-name="Policepardéfaut" style:family="text">
      <style:text-properties fo:font-weight="bold" style:font-weight-asian="bold" style:font-weight-complex="bold"/>
    </style:style>
    <style:style style:name="T103" style:parent-style-name="Policepardéfaut" style:family="text">
      <style:text-properties fo:font-weight="bold" style:font-weight-asian="bold" style:font-weight-complex="bold"/>
    </style:style>
    <style:style style:name="T104" style:parent-style-name="Policepardéfaut" style:family="text">
      <style:text-properties fo:font-weight="bold" style:font-weight-asian="bold" style:font-weight-complex="bold"/>
    </style:style>
  </office:automatic-styles>
  <office:body>
    <office:text text:use-soft-page-breaks="true">
      <text:p text:style-name="P1">Introduction de cette activité</text:p>
      <text:p text:style-name="P2">Introduction</text:p>
      <text:p text:style-name="P3">Cette activité a pour objectif d’exploiter les fonctionnalités Wi-Fi de la carte ESP32, largement utilisée dans les systèmes embarqués et les applications de l’Internet des Objets (IoT).<text:s/>Afin de structurer la démarche, il est nécessaire d’aborder le sujet en plusieurs étapes.</text:p>
      <text:p text:style-name="P4">Dans un premier temps, il convient d’étudier le fonctionnement global du Wi-Fi afin de comprendre les principes fondamentaux de cette technologie de communication sans fil, tels que l’établissement d’une connexion, l’adressage et l’échange de données. Par la suite, l’analyse sera recentrée sur l’ESP32 afin d’examiner ses capacités Wi-Fi spécifiques, ses modes de fonctionnement (Station, Point d’Accès, ou mixte) ainsi que la manière dont ces modes peuvent être exploités pour mon projet.</text:p>
      <text:p text:style-name="Normal"><text:span text:style-name="T5">Enfin, une mise en application concrète sera réalisée sous la forme d’une communication Wi-Fi entre un utilisateur et l’ESP32, permettant le contrôle d’une LED à distance. Cette étape nécessite la compréhension et la mise en œuvre de notions liées aux serveurs web et<text:s/></text:span><text:span text:style-name="T6">r</text:span><text:span text:style-name="T7">equêtes<text:s/></text:span><text:span text:style-name="T8">HTTP</text:span><text:span text:style-name="T9">, qui assurent le transport et la gestion des informations échangées entre l’appareil client (smartphone, ordinateur) et la carte ESP32.</text:span></text:p>
      <text:p text:style-name="P10">Ainsi, cette activité combine une approche théorique sur les bases du Wi-Fi et une application pratique visant à démontrer le potentiel de l’ESP32 pour développer des systèmes interactifs et autonomes.</text:p>
      <text:p text:style-name="Normal"><text:line-break/>Fonctionnement global d’un wifi</text:p>
      <text:p text:style-name="Normal"><text:span text:style-name="T11">Le<text:s/></text:span><text:span text:style-name="T12">Wi-Fi</text:span><text:span text:style-name="T13"><text:s/>(Wireless Fidelity) est une technologie de communication sans fil basée sur les normes<text:s/></text:span><text:span text:style-name="T14">IEEE 802.11</text:span><text:span text:style-name="T15">. Elle permet à des appareils (ordinateurs, smartphones, objets connectés) de se relier à un réseau local (WLAN) ou à Internet sans utiliser de câbles, en transmettant des données par ondes radio.</text:span></text:p>
      <text:p text:style-name="Normal"><text:span text:style-name="T16">Le Wi-Fi repose sur un<text:s/></text:span><text:span text:style-name="T17">émetteur</text:span><text:span text:style-name="T18"><text:s/>(souvent un routeur ou un point d’accès) et un<text:s/></text:span><text:span text:style-name="T19">récepteur</text:span><text:span text:style-name="T20"><text:s/>(la carte Wi-Fi intégrée dans l’appareil). Le routeur diffuse un signal radio sur les bandes de<text:s/></text:span><text:span text:style-name="T21">2,4 GHz</text:span><text:span text:style-name="T22"><text:s/>et/ou<text:s/></text:span><text:span text:style-name="T23">5 GHz</text:span><text:span text:style-name="T24">, et chaque appareil capte ce signal pour échanger des données. Les informations sont envoyées sous forme de<text:s/></text:span><text:span text:style-name="T25">paquets</text:span><text:span text:style-name="T26"><text:s/>identifiés par des adresses uniques (adresses MAC et IP) afin que chaque appareil reçoive uniquement les données qui lui sont destinées.<text:s/></text:span></text:p>
      <text:p text:style-name="Normal"><text:span text:style-name="T27">Un réseau Wi-Fi peut donc accueillir plusieurs utilisateurs simultanément. Le routeur gère cette communication grâce à des techniques de multiplexage et de partage du canal radio, en attribuant à chaque appareil un temps d’accès ou une fréquence spécifique. Ainsi, même si plusieurs utilisateurs partagent le même point d’accès, les données envoyées et reçues sont correctement acheminées vers le destinataire grâce aux mécanismes d’</text:span><text:span text:style-name="T28">adressage et de routage</text:span><text:span text:style-name="T29">.</text:span></text:p>
      <text:p text:style-name="P30">La sécurité du Wi-Fi repose sur des protocoles de chiffrement qui ont évolué au fil du temps :</text:p>
      <text:list text:style-name="LFO1" text:continue-numbering="true">
        <text:list-item>
          <text:p text:style-name="P31"><text:span text:style-name="T32">WEP</text:span><text:span text:style-name="T33"><text:s/>(obsolète et vulnérable),</text:span></text:p>
        </text:list-item>
        <text:list-item>
          <text:p text:style-name="P34"><text:span text:style-name="T35">WPA</text:span><text:span text:style-name="T36"><text:s/>puis<text:s/></text:span><text:span text:style-name="T37">WPA2</text:span><text:span text:style-name="T38"><text:s/>avec chiffrement AES,</text:span></text:p>
        </text:list-item>
        <text:list-item>
          <text:p text:style-name="P39"><text:span text:style-name="T40">WPA3</text:span><text:span text:style-name="T41"><text:s/>(actuel), offrant une meilleure résistance aux attaques et une sécurisation renforcée des échanges.</text:span><text:span text:style-name="T42"><text:line-break/></text:span><text:span text:style-name="T43">La protection repose également sur l’usage de<text:s/></text:span><text:span text:style-name="T44">mots de passe robustes</text:span><text:span text:style-name="T45">, la mise à jour régulière du firmware du routeur et éventuellement des mécanismes comme le filtrage d’adresses MAC.</text:span></text:p>
        </text:list-item>
      </text:list>
      <text:p text:style-name="P46"><text:span text:style-name="T47">Source</text:span><text:span text:style-name="T48"><text:line-break/></text:span><text:a xlink:href="https://www.annecy-hardware.com/tout-savoir-sur-le-wifi-definition-fonctionnement-et-conseils-pratiques/" office:target-frame-name="_top" xlink:show="replace"><text:span text:style-name="T49">Tout savoir sur le Wifi : définition, fonctionneme</text:span><text:bookmark-start text:name="_Hlt210301454"/><text:bookmark-start text:name="_Hlt210301455"/><text:span text:style-name="T50">n</text:span><text:bookmark-end text:name="_Hlt210301454"/><text:bookmark-end text:name="_Hlt210301455"/><text:span text:style-name="T51">t et conseils pratiques - Hardware Annecy</text:span></text:a><text:span text:style-name="T52"><text:line-break/></text:span><text:a xlink:href="https://www.malekal.com/la-connexion-sans-fil-wifi-comment-ca-marche-et-le-dossier/" office:target-frame-name="_top" xlink:show="replace"><text:span text:style-name="T53">La connexion sans fil - Wi-Fi : comment ça marche e</text:span><text:bookmark-start text:name="_Hlt210301634"/><text:bookmark-start text:name="_Hlt210301635"/><text:span text:style-name="T54">t</text:span><text:bookmark-end text:name="_Hlt210301634"/><text:bookmark-end text:name="_Hlt210301635"/><text:span text:style-name="T55"><text:s/>le dossier - malekal.com</text:span></text:a></text:p>
      <text:p text:style-name="P56"><text:a xlink:href="https://critiqueplus.com/reseau-wi-fi/" office:target-frame-name="_top" xlink:show="replace"><text:span text:style-name="T57">Réseau Wi-Fi : guide complet<text:s/></text:span><text:bookmark-start text:name="_Hlt210301574"/><text:bookmark-start text:name="_Hlt210301575"/><text:span text:style-name="T58">p</text:span><text:bookmark-end text:name="_Hlt210301574"/><text:bookmark-end text:name="_Hlt210301575"/><text:span text:style-name="T59">our tout comprendre</text:span></text:a></text:p>
      <text:p text:style-name="P60"><text:a xlink:href="https://www.youtube.com/watch?v=HAZMZsKVneY" office:target-frame-name="_top" xlink:show="replace"><text:span text:style-name="T61">WiFi : comment ça m</text:span><text:bookmark-start text:name="_Hlt210301150"/><text:bookmark-start text:name="_Hlt210301151"/><text:span text:style-name="T62">a</text:span><text:bookmark-end text:name="_Hlt210301150"/><text:bookmark-end text:name="_Hlt210301151"/><text:span text:style-name="T63">rche ? #01Focus</text:span></text:a><text:span text:style-name="T64"><text:s/>( je prefere afficher la vidéo)</text:span></text:p>
      <text:p text:style-name="P65"/>
      <text:p text:style-name="P66">Fonctionnement du Wi-Fi sur l’ESP32</text:p>
      <text:p text:style-name="P67">L’ESP32 intègre un module Wi-Fi conforme à la norme 802.11 b/g/n, ce qui lui permet de communiquer sans fil avec différents types de périphériques. Dans l’environnement Arduino, la gestion de cette connectivité est assurée par la bibliothèque WiFi.h, qui fournit les outils nécessaires pour configurer, contrôler et surveiller les connexions réseau.</text:p>
      <text:p text:style-name="P68">L’ESP32 peut être configuré dans trois modes principaux :</text:p>
      <text:list text:style-name="LFO2" text:continue-numbering="true">
        <text:list-item>
          <text:p text:style-name="P69">Mode Station (WIFI_STA) : la carte agit comme un client Wi-Fi et se connecte à un point d’accès existant (routeur, box Internet, partage de connexion mobile). Elle peut alors accéder à Internet ou échanger des données avec d’autres appareils du même réseau.</text:p>
        </text:list-item>
        <text:list-item>
          <text:p text:style-name="P70">Mode Point d’Accès (WIFI_AP) : l’ESP32 crée son propre réseau local et permet à d’autres appareils (PC, smartphone, ESP32) de s’y connecter directement. Ce mode ne donne pas accès à Internet, mais il est particulièrement adapté aux applications de configuration locale ou de contrôle direct.</text:p>
        </text:list-item>
        <text:list-item>
          <text:p text:style-name="P71"><text:span text:style-name="T72">Mode mixte (WIFI_AP_STA)</text:span><text:s/>: l’ESP32 combine les deux précédents, en se connectant à un réseau externe tout en offrant simultanément son propre point d’accès. Ce mode hybride est particulièrement utile lorsqu’il est nécessaire de conserver un accès à Internet tout en maintenant une interface locale pour des périphériques connectés directement à l’ESP32.</text:p>
        </text:list-item>
      </text:list>
      <text:p text:style-name="NormalWeb">La mise en œuvre du wifi repose sur deux bibliothèques principales :<text:s/><text:span text:style-name="Accentuation">WiFi.h</text:span>, qui assure la gestion des connexions sans fil, et<text:s/><text:span text:style-name="Accentuation">WebServer.h</text:span>, qui permet de créer un serveur HTTP léger intégré au microcontrôleur. Ce serveur rend possible l’affichage d’une interface web et le traitement des requêtes des clients connectés.<text:s/></text:p>
      <text:p text:style-name="NormalWeb"/>
      <text:p text:style-name="NormalWeb"><text:a xlink:href="https://www.youtube.com/watch?v=3fqgldXOP28" office:target-frame-name="_top" xlink:show="replace"><text:span text:style-name="Lienhypertexte">#3 Utiliser ESP32 comme point d'</text:span><text:bookmark-start text:name="_Hlt210302163"/><text:bookmark-start text:name="_Hlt210302164"/><text:span text:style-name="Lienhypertexte">a</text:span><text:bookmark-end text:name="_Hlt210302163"/><text:bookmark-end text:name="_Hlt210302164"/><text:span text:style-name="Lienhypertexte">ccès à internet</text:span></text:a><text:s/>(vidéo <text:s/>afficher )<text:line-break/><text:a xlink:href="https://www.bing.com/search?q=comment%20fonctionne%20Wi-Fi%20avec%20l’ESP32&amp;qs=n&amp;form=QBRE&amp;sp=-1&amp;lq=0&amp;pq=comment%20fonctionne%20wi-fi%20avec%20l’esp32&amp;sc=12-37&amp;sk=&amp;cvid=35DA75424A3B4B4E8BC01DF38E026862" office:target-frame-name="_top" xlink:show="replace"><text:span text:style-name="Lienhypertexte">comment fonctionne Wi-Fi avec</text:span><text:bookmark-start text:name="_Hlt210302181"/><text:bookmark-start text:name="_Hlt210302182"/><text:span text:style-name="Lienhypertexte"><text:s/></text:span><text:bookmark-end text:name="_Hlt210302181"/><text:bookmark-end text:name="_Hlt210302182"/><text:span text:style-name="Lienhypertexte">l’ESP32 - Recherche</text:span></text:a><text:line-break/><text:a xlink:href="https://www.raspberryme.com/fonctions-utiles-de-la-bibliotheque-wi-fi-esp32-arduino-ide/" office:target-frame-name="_top" xlink:show="replace"><text:span text:style-name="Lienhypertexte">Fonctions utiles de la bibl</text:span><text:bookmark-start text:name="_Hlt210302213"/><text:bookmark-start text:name="_Hlt210302214"/><text:span text:style-name="Lienhypertexte">i</text:span><text:bookmark-end text:name="_Hlt210302213"/><text:bookmark-end text:name="_Hlt210302214"/><text:span text:style-name="Lienhypertexte">othèque Wi-Fi ESP32 (Arduino IDE)</text:span></text:a><text:line-break/></text:p>
      <text:p text:style-name="Normal"/>
      <text:p text:style-name="P73">Notion du serveur web et requêtes HTTP avec l’ESP32</text:p>
      <text:p text:style-name="P74">Un serveur web est un système informatique, matériel ou logiciel, chargé de répondre aux demandes des clients<text:s/>(navigateurs ou applications) en utilisant le protocole HTTP. Lorsqu’un utilisateur saisit une adresse (comme http://192.168.1.10 ou www.google.com) dans son navigateur, celui-ci envoie une requête HTTP au serveur. Cette requête correspond à une question ou une demande de ressource (une page web, une image, une donnée..). Le serveur traite alors la requête et renvoie une réponse, le plus souvent sous forme d’une page HTML, CSS ou JavaScript. Si la ressource n’existe pas, le serveur répond tout de même mais<text:s/>avec un code d’erreur (par exemple 404 Not Found).</text:p>
      <text:p text:style-name="P75">Dans le cas de l’ESP32, ce microcontrôleur peut être configuré pour jouer le rôle de serveur web grâce à la bibliothèque WebServer.h. Une fois connecté en Wi-Fi, il est capable d’héberger une petite page HTML, crée par le programmeur. Cette page est alors accessible depuis tout appareil connecté au réseau wifi de l’ESP32.</text:p>
      <text:p text:style-name="P76">Lorsqu’un utilisateur interagit avec cette interface crée par le programmeur, par exemple en cliquant sur un bouton "Allumer LED", le navigateur envoie une requête HTTP vers l’ESP32. Ce dernier analyse l’URL ou les données reçues, exécute l’action correspondante comme activer une sortie GPIO, puis renvoie une réponse au client. La réponse peut une mise à jour d’information ou une simple confirmation.</text:p>
      <text:p text:style-name="P77">Ainsi, l’ESP32 remplit un double rôle : d’une part, il agit comme serveur web, en fournissant une interface utilisateur via une page HTML, et d’autre part, il reste un contrôleur matériel, en traduisant les requêtes reçues en actions physiques sur ses périphériques. Cela permet de créer des applications locales simples, comme le pilotage d’une LED ou l’affichage en temps réel de données issues de capteurs.</text:p>
      <text:p text:style-name="P78"><text:span text:style-name="T79">Source :<text:s/></text:span><text:a xlink:href="https://www.hostinger.com/fr/tutoriels/serveur-web" office:target-frame-name="_top" xlink:show="replace"><text:span text:style-name="T80">Qu'est-ce qu'un Serveur Web et<text:s/></text:span><text:bookmark-start text:name="_Hlt210302856"/><text:bookmark-start text:name="_Hlt210302857"/><text:span text:style-name="T81">C</text:span><text:bookmark-end text:name="_Hlt210302856"/><text:bookmark-end text:name="_Hlt210302857"/><text:span text:style-name="T82">omment ça Marche ?</text:span></text:a><text:span text:style-name="T83"><text:line-break/></text:span><text:a xlink:href="https://leadeusesduweb.com/serveur-web-fonctionnement/" office:target-frame-name="_top" xlink:show="replace"><text:span text:style-name="T84">Qu'est-ce qu'un serveur web et comment fonctionn</text:span><text:bookmark-start text:name="_Hlt210302967"/><text:bookmark-start text:name="_Hlt210302968"/><text:span text:style-name="T85">e</text:span><text:bookmark-end text:name="_Hlt210302967"/><text:bookmark-end text:name="_Hlt210302968"/><text:span text:style-name="T86">-t-il ?<text:s/></text:span><text:bookmark-start text:name="_Hlt210302842"/><text:bookmark-start text:name="_Hlt210302843"/><text:bookmark-end text:name="_Hlt210302842"/><text:bookmark-end text:name="_Hlt210302843"/><text:span text:style-name="T87">- Leadeusesduweb</text:span></text:a><text:span text:style-name="T88"><text:line-break/></text:span><text:a xlink:href="https://www.raspberryme.com/construire-un-serveur-web-esp32-le-guide-complet-pour-les-debutants/" office:target-frame-name="_top" xlink:show="replace"><text:span text:style-name="T89">Construire un serveur Web ESP32: le<text:s/></text:span><text:bookmark-start text:name="_Hlt210303018"/><text:bookmark-start text:name="_Hlt210303019"/><text:span text:style-name="T90">g</text:span><text:bookmark-end text:name="_Hlt210303018"/><text:bookmark-end text:name="_Hlt210303019"/><text:span text:style-name="T91">uide complet pour les débutants</text:span></text:a></text:p>
      <text:p text:style-name="Normal"/>
      <text:p text:style-name="Normal">Mise en œuvre du Wi-Fi en mode Point d’Accès sur l’ESP32</text:p>
      <text:p text:style-name="Normal">Dans le cadre de cette activité, l’ESP32 a été configuré en<text:s/><text:span text:style-name="T92">mode Point d’Accès (WIFI_AP)</text:span>. Ce choix a pour objectif de créer un réseau Wi-Fi autonome, sans dépendre d’un routeur ou d’une connexion Internet. Ainsi, tout appareil équipé du Wi-Fi (ordinateur, smartphone ou autre ESP32) peut se connecter directement au réseau généré par la carte.<text:s/></text:p>
      <text:p text:style-name="Normal">Le premier programme a pour but de vérifier que l’ESP32 est bien capable de générer son propre point d’accès et de répondre à des requêtes HTTP simples.</text:p>
      <text:p text:style-name="Normal">#include &lt;WiFi.h&gt; <text:s text:c="7"/>// Bibliothèque pour gérer le WiFi de l’ESP32</text:p>
      <text:p text:style-name="Normal">#include &lt;WebServer.h&gt; <text:s text:c="2"/>// Bibliothèque pour créer un serveur web</text:p>
      <text:p text:style-name="Normal"/>
      <text:p text:style-name="Normal">const char* ssid = "Bouba"; <text:s text:c="8"/>// Nom du réseau Wi-Fi créé par l’ESP32</text:p>
      <text:p text:style-name="Normal">const char* password = "Diallo12345"; // Mot de passe du réseau</text:p>
      <text:p text:style-name="Normal">// Création d’un serveur web sur le port 80 (port par défaut de HTTP)</text:p>
      <text:p text:style-name="Normal">WebServer server(80);</text:p>
      <text:p text:style-name="Normal">// Fonction qui génère la page d’accueil</text:p>
      <text:p text:style-name="Normal">void handleRoot() {</text:p>
      <text:p text:style-name="Normal"><text:s text:c="2"/>server.send(200, "text/html", "&lt;h1&gt;Ouais, j'ai reussi la<text:s/>connexion WiFi&lt;/h1&gt;");</text:p>
      <text:p text:style-name="Normal">}</text:p>
      <text:p text:style-name="Normal">void setup() {</text:p>
      <text:p text:style-name="Normal"><text:s text:c="2"/>delay(1500); <text:s text:c="16"/>// Petite pause : l’ESP32 a besoin de temps au démarrage (consommation de courant élevée au début)</text:p>
      <text:p text:style-name="Normal"><text:s text:c="2"/></text:p>
      <text:p text:style-name="Normal"><text:s text:c="2"/>WiFi.mode(WIFI_AP); <text:s text:c="9"/>// Activation du mode Point d’Accès (AP)</text:p>
      <text:p text:style-name="Normal"><text:s text:c="2"/>WiFi.softAP(ssid, password); // Création du réseau Wi-Fi avec nom et mot de passe</text:p>
      <text:p text:style-name="Normal"><text:s text:c="2"/></text:p>
      <text:p text:style-name="Normal"><text:s text:c="2"/>delay(500); <text:s text:c="17"/>// Pause pour laisser le temps à l’ESP32 de bien initialiser le Wi-Fi</text:p>
      <text:p text:style-name="Normal"/>
      <text:p text:style-name="Normal"><text:s text:c="2"/>server.on("/", handleRoot); <text:s/>// Quand un client va sur l’adresse principale "/", on appelle handleRoot()</text:p>
      <text:p text:style-name="Normal"><text:s text:c="2"/>server.begin(); <text:s text:c="13"/>// Démarrage du serveur web</text:p>
      <text:p text:style-name="Normal">}</text:p>
      <text:p text:style-name="Normal">void loop() {</text:p>
      <text:p text:style-name="Normal"><text:s text:c="2"/>server.handleClient(); // Vérifie en permanence si un client (navigateur) envoie une requête HTTP</text:p>
      <text:p text:style-name="Normal">}<text:line-break/><text:line-break/><text:line-break/>Ici, l’objectif est simplement de créer un<text:s/>réseau Wi-Fi et de vérifier qu’on peut accéder à l’ESP32 depuis un navigateur. Quand on tape l’adresse IP de l’ESP32, la page affiche un message de confirmation. Le succès est au rendez-vous<text:line-break/>« j’y mettrais deux images »<text:line-break/><text:line-break/>Une fois la connexion confirmée, le programme a été enrichi pour permettre le<text:s/><text:span text:style-name="T93">pilotage de deux LEDs</text:span><text:s/>via une page web interactive.<text:line-break/><text:line-break/>#include &lt;WiFi.h&gt;</text:p>
      <text:p text:style-name="Normal">#include &lt;WebServer.h&gt;</text:p>
      <text:p text:style-name="Normal">// Nom et mot de passe du Wi-Fi créé par l’ESP32</text:p>
      <text:p text:style-name="Normal">const char* ssid = "Bouba";</text:p>
      <text:p text:style-name="Normal">const char* password = "Diallo12345";</text:p>
      <text:p text:style-name="Normal">// Serveur web sur le port 80</text:p>
      <text:p text:style-name="Normal">WebServer server(80);</text:p>
      <text:p text:style-name="Normal">// Broches utilisées pour les LEDs</text:p>
      <text:p text:style-name="Normal">const int ledRouge = 36;</text:p>
      <text:p text:style-name="Normal">const int ledVerte = 39;</text:p>
      <text:p text:style-name="Normal">// Fonction qui crée la page web avec les boutons</text:p>
      <text:p text:style-name="Normal">void handleRoot() {</text:p>
      <text:p text:style-name="Normal"><text:s text:c="2"/>String page = "&lt;!DOCTYPE html&gt;&lt;html&gt;&lt;head&gt;&lt;meta charset='utf-8'&gt;&lt;title&gt;LED ESP32&lt;/title&gt;&lt;/head&gt;&lt;body&gt;";</text:p>
      <text:p text:style-name="Normal"><text:s text:c="2"/>page += "&lt;h1&gt;Contrôle LEDs<text:s/><text:span text:style-name="T94">🚦</text:span>&lt;/h1&gt;";</text:p>
      <text:p text:style-name="Normal"><text:s text:c="2"/>page += "&lt;p&gt;&lt;a href='/rougeOn'&gt;&lt;button&gt;Allumer Rouge<text:s/><text:span text:style-name="T95">🔴</text:span>&lt;/button&gt;&lt;/a&gt;";</text:p>
      <text:p text:style-name="Normal"><text:s text:c="2"/>page += "&lt;a href='/rougeOff'&gt;&lt;button&gt;Éteindre Rouge<text:s/><text:span text:style-name="T96">⚫</text:span>&lt;/button&gt;&lt;/a&gt;&lt;/p&gt;";</text:p>
      <text:p text:style-name="Normal"><text:s text:c="2"/>page += "&lt;p&gt;&lt;a href='/verteOn'&gt;&lt;button&gt;Allumer Vert<text:s/><text:span text:style-name="T97">🟢</text:span>&lt;/button&gt;&lt;/a&gt;";</text:p>
      <text:p text:style-name="Normal"><text:s text:c="2"/>page += "&lt;a href='/verteOff'&gt;&lt;button&gt;Éteindre Vert<text:s/><text:span text:style-name="T98">⚫</text:span>&lt;/button&gt;&lt;/a&gt;&lt;/p&gt;";</text:p>
      <text:p text:style-name="Normal"><text:s text:c="2"/>page += "&lt;/body&gt;&lt;/html&gt;";</text:p>
      <text:p text:style-name="Normal"><text:s text:c="2"/>// Envoie de la page HTML au client</text:p>
      <text:p text:style-name="Normal"><text:s text:c="2"/>server.send(200, "text/html", page);</text:p>
      <text:p text:style-name="Normal">}</text:p>
      <text:p text:style-name="Normal">void setup() {</text:p>
      <text:p text:style-name="Normal"><text:s text:c="2"/>// Configuration des broches comme sorties</text:p>
      <text:p text:style-name="Normal"><text:s text:c="2"/>pinMode(ledRouge, OUTPUT);</text:p>
      <text:p text:style-name="Normal"><text:s text:c="2"/>pinMode(ledVerte, OUTPUT);</text:p>
      <text:p text:style-name="Normal"><text:s text:c="2"/>delay(1500); <text:s text:c="15"/>// Pause avant d’activer le Wi-Fi</text:p>
      <text:p text:style-name="Normal"><text:s text:c="2"/>WiFi.mode(WIFI_AP); <text:s text:c="8"/>// Mode Point d’Accès</text:p>
      <text:p text:style-name="Normal"><text:s text:c="2"/>WiFi.softAP(ssid, password);// Création du réseau Wi-Fi</text:p>
      <text:p text:style-name="Normal"><text:s text:c="2"/>// Définition des routes HTTP (chaque bouton correspond à une URL)</text:p>
      <text:p text:style-name="Normal"><text:s text:c="2"/>server.on("/", handleRoot); // Page principale avec les boutons</text:p>
      <text:p text:style-name="Normal"><text:s text:c="2"/>server.on("/rougeOn", [](){ digitalWrite(ledRouge, HIGH); handleRoot(); }); <text:s/>// Allume la LED rouge</text:p>
      <text:p text:style-name="Normal"><text:s text:c="2"/>server.on("/rougeOff", [](){ digitalWrite(ledRouge, LOW); handleRoot(); }); <text:s/>// Éteint la LED rouge</text:p>
      <text:p text:style-name="Normal"><text:s text:c="2"/>server.on("/verteOn", [](){ digitalWrite(ledVerte, HIGH); handleRoot(); }); <text:s/>// Allume la LED verte</text:p>
      <text:p text:style-name="Normal"><text:s text:c="2"/>server.on("/verteOff", [](){ digitalWrite(ledVerte, LOW); handleRoot(); }); <text:s/>// Éteint la LED verte</text:p>
      <text:p text:style-name="Normal"><text:s text:c="2"/>server.begin(); <text:s text:c="12"/>// Démarrage du serveur web</text:p>
      <text:p text:style-name="Normal">}</text:p>
      <text:p text:style-name="Normal">void loop() {</text:p>
      <text:p text:style-name="Normal"><text:s text:c="2"/>server.handleClient(); // Vérifie et traite en continu les requêtes HTTP</text:p>
      <text:p text:style-name="Normal">}</text:p>
      <text:p text:style-name="Normal">Dans ce<text:s/>programme, l’ESP32 génère une<text:s/><text:span text:style-name="T99">page web interactive</text:span><text:s/>avec des boutons.</text:p>
      <text:list text:style-name="LFO3" text:continue-numbering="true">
        <text:list-item>
          <text:p text:style-name="P100">Chaque bouton correspond à une requête HTTP (/rougeOn, /rougeOff, /verteOn, /verteOff).</text:p>
        </text:list-item>
        <text:list-item>
          <text:p text:style-name="P101">Quand l’utilisateur clique, l’ESP32 exécute une action (allumer/éteindre une LED) et recharge la page.</text:p>
        </text:list-item>
      </text:list>
      <text:p text:style-name="Normal"/>
      <text:p text:style-name="Normal">« J’y mettrais une vidéo»<text:line-break/><text:line-break/><text:line-break/><text:line-break/><text:span text:style-name="T102">Conclusion et analyse personnelle</text:span></text:p>
      <text:p text:style-name="Normal">Cette activité m’a permis de mieux comprendre le fonctionnement du Wi-Fi, non seulement de manière générale, mais aussi de façon concrète à travers la mise en œuvre sur l’ESP32. J’ai appris à configurer la carte en<text:s/><text:span text:style-name="T103">mode Point d’Accès</text:span>, à mettre en place un<text:s/><text:span text:style-name="T104">serveur web embarqué</text:span>, et à gérer des requêtes HTTP permettant le contrôle de périphériques simples comme des LEDs.</text:p>
      <text:p text:style-name="Normal">Sur le plan technique, cette expérience a montré qu’il est possible de réaliser une communication locale et autonome entre différents appareils sans dépendre d’un routeur ou d’une connexion Internet. Elle constitue donc une base solide pour développer des applications plus avancées en domotique et en IoT.</text:p>
      <text:p text:style-name="Normal">D’un point de vue personnel, cette activité a réellement renforcé mon intérêt pour les communications sans fil. La simplicité avec laquelle il est possible de créer une interface web accessible depuis n’importe quel appareil connecté m’a particulièrement séduit. Elle ouvre de nombreuses perspectives et me motive à approfondir mes connaissances, notamment dans la gestion des serveurs web, l’optimisation des échanges de données, et l’interconnexion de plusieurs objets connecté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oubacar DIALLO</meta:initial-creator>
    <dc:creator>Boubacar DIALLO</dc:creator>
    <meta:creation-date>2025-10-01T14:13:00Z</meta:creation-date>
    <dc:date>2025-10-02T14:04:00Z</dc:date>
    <meta:template xlink:href="Normal" xlink:type="simple"/>
    <meta:editing-cycles>3</meta:editing-cycles>
    <meta:editing-duration>PT21480S</meta:editing-duration>
    <meta:document-statistic meta:page-count="1" meta:paragraph-count="27" meta:word-count="2134" meta:character-count="13850" meta:row-count="97" meta:non-whitespace-character-count="11743"/>
  </office:meta>
</office:document-meta>
</file>